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875cm" svg:height="10.598cm" svg:x="19.444cm" svg:y="0.452cm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853cm" svg:height="10.013cm" svg:x="19.472cm" svg:y="10.997cm">
            <draw:object draw:notify-on-update-of-ranges="Sheet1.A2:Sheet1.A4 Sheet1.C1:Sheet1.C1 Sheet1.C2:Sheet1.C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764cm" svg:height="10.412cm" svg:x="19.472cm" svg:y="20.851cm">
            <draw:object draw:notify-on-update-of-ranges="Sheet1.A2:Sheet1.A4 Sheet1.D1:Sheet1.D1 Sheet1.D2:Sheet1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Requests/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g Latency (s)</text:p>
          </table:table-cell>
        </table:table-row>
        <table:table-row table:style-name="ro1">
          <table:table-cell table:style-name="ce1" office:value-type="string" calcext:value-type="string">
            <text:p>Django+Gunicorn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7480" calcext:value-type="float">
            <text:p>37480</text:p>
          </table:table-cell>
          <table:table-cell table:style-name="ce3" office:value-type="float" office:value="141.6" calcext:value-type="float">
            <text:p>141.6</text:p>
          </table:table-cell>
        </table:table-row>
        <table:table-row table:style-name="ro1">
          <table:table-cell table:style-name="ce1" office:value-type="string" calcext:value-type="string">
            <text:p>Flask+Gunicorn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0951" calcext:value-type="float">
            <text:p>40951</text:p>
          </table:table-cell>
          <table:table-cell table:style-name="ce3" office:value-type="float" office:value="136.8" calcext:value-type="float">
            <text:p>136.8</text:p>
          </table:table-cell>
        </table:table-row>
        <table:table-row table:style-name="ro1">
          <table:table-cell table:style-name="ce1" office:value-type="string" calcext:value-type="string">
            <text:p>aiohttp.web+API-Hour</text:p>
          </table:table-cell>
          <table:table-cell table:style-name="ce3" office:value-type="float" office:value="3698" calcext:value-type="float">
            <text:p>3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84" calcext:value-type="float">
            <text:p>7.84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23:20:28.788543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Gasc</meta:initial-creator>
    <meta:creation-date>2015-02-24T17:52:18.249422226</meta:creation-date>
    <dc:date>2015-02-24T23:26:18.411531097</dc:date>
    <dc:creator>Ludovic Gasc</dc:creator>
    <meta:editing-duration>PT23M37S</meta:editing-duration>
    <meta:editing-cycles>8</meta:editing-cycles>
    <meta:generator>LibreOffice/4.2.7.2$Linux_X86_64 LibreOffice_project/420m0$Build-2</meta:generator>
    <meta:document-statistic meta:table-count="1" meta:cell-count="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76cm" svg:height="10.599cm" xlink:href=".." xlink:type="simple" chart:class="chart:bar" chart:style-name="ch1">
        <chart:plot-area chart:style-name="ch2" table:cell-range-address="Sheet1.A2:Sheet1.B4 Sheet1.B1:Sheet1.B1" chart:data-source-has-labels="both" svg:x="0.297cm" svg:y="0.211cm" svg:width="14.282cm" svg:height="10.177cm">
          <chartooo:coordinate-region svg:x="1.289cm" svg:y="0.41cm" svg:width="13.29cm" svg:height="9.331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278">
                <text:p>278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3698">
                <text:p>3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8.10000038146973pt" style:font-size-complex="8.10000038146973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.13473701477051pt" style:font-size-asian="8.13473701477051pt" style:font-size-complex="8.13473701477051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cale-text="true" chart:link-data-style-to-source="true"/>
      <style:graphic-properties draw:stroke="none" draw:fill-color="#ff0000" dr3d:edge-rounding="5%"/>
      <style:text-properties fo:font-size="8.13473701477051pt" style:font-size-asian="8.13473701477051pt" style:font-size-complex="8.13473701477051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54cm" svg:height="10.014cm" xlink:href=".." xlink:type="simple" chart:class="chart:bar" chart:style-name="ch1">
        <chart:plot-area chart:style-name="ch2" table:cell-range-address="Sheet1.A2:Sheet1.A4 Sheet1.C1:Sheet1.C4" chart:data-source-has-labels="both" svg:x="0.297cm" svg:y="0.2cm" svg:width="14.26cm" svg:height="9.614cm">
          <chartooo:coordinate-region svg:x="1.342cm" svg:y="0.373cm" svg:width="13.215cm" svg:height="8.794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" chart:label-cell-address="Sheet1.C1:Sheet1.C1" chart:class="chart:bar">
            <chart:data-point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37480">
                <text:p>37480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40951">
                <text:p>40951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5cm" svg:height="10.413cm" xlink:href=".." xlink:type="simple" chart:class="chart:bar" chart:style-name="ch1">
        <chart:plot-area chart:style-name="ch2" table:cell-range-address="Sheet1.A2:Sheet1.A4 Sheet1.D1:Sheet1.D4" chart:data-source-has-labels="both" svg:x="0.295cm" svg:y="0.208cm" svg:width="14.175cm" svg:height="9.997cm">
          <chartooo:coordinate-region svg:x="1.102cm" svg:y="0.407cm" svg:width="13.368cm" svg:height="9.151cm"/>
          <chart:axis chart:dimension="x" chart:name="primary-x" chart:style-name="ch3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" chart:label-cell-address="Sheet1.D1:Sheet1.D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Latency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  <draw:g>
                  <svg:desc>Sheet1.A2:Sheet1.A4</svg:desc>
                </draw:g>
              </table:table-cell>
              <table:table-cell office:value-type="float" office:value="141.6">
                <text:p>141.6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7.84">
                <text:p>7.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